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661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24.5cm" svg:height="5.911cm" svg:x="5cm" svg:y="5cm">
          <draw:text-box>
            <text:p text:style-name="P1">Memo: Writer上で作成した図を画像としてエクスポートできるようにする</text:p>
            <text:p text:style-name="P1">・画像を一度Draw上に貼り付け</text:p>
            <text:p text:style-name="P1">・コピーして，Writer上に，「LibreOffice描画形式」として貼り付け</text:p>
          </draw:text-box>
        </draw:frame>
      </draw:page>
      <draw:page draw:name="page2" draw:style-name="dp1" draw:master-page-name="標準"/>
      <draw:page draw:name="page3" draw:style-name="dp1" draw:master-page-name="標準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0" svg:stroke-width="0cm" draw:marker-start-width="0.21cm" draw:marker-end-width="0.21cm" draw:fill="none" draw:fill-gradient-name="Gradient_20_1" draw:fill-hatch-name="Red_20_90_20_Degrees_20_Crossed_20_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12-11T18:02:50.325000000</dc:date>
    <meta:editing-duration>PT2H30M40S</meta:editing-duration>
    <meta:editing-cycles>51</meta:editing-cycles>
    <meta:generator>LibreOffice/7.1.4.2$Windows_X86_64 LibreOffice_project/a529a4fab45b75fefc5b6226684193eb000654f6</meta:generator>
    <meta:document-statistic meta:object-count="1"/>
  </office:meta>
</office:document-meta>
</file>